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No_20_Spacing">
      <style:text-properties style:font-name="Calibri1" fo:font-size="10pt" style:font-size-asian="10pt" style:font-size-complex="10pt"/>
    </style:style>
    <style:style style:name="P4" style:family="paragraph" style:parent-style-name="No_20_Spacing" style:list-style-name="WWNum10">
      <style:text-properties style:font-name="Calibri1" fo:font-size="10pt" style:font-size-asian="10pt" style:font-size-complex="10pt"/>
    </style:style>
    <style:style style:name="P5" style:family="paragraph" style:parent-style-name="No_20_Spacing" style:list-style-name="WWNum11">
      <style:text-properties style:font-name="Calibri1" fo:font-size="10pt" style:font-size-asian="10pt" style:font-size-complex="10pt"/>
    </style:style>
    <style:style style:name="P6" style:family="paragraph" style:parent-style-name="No_20_Spacing">
      <style:text-properties style:font-name="Calibri1" fo:font-size="10pt" officeooo:paragraph-rsid="000fe84c" style:font-size-asian="10pt" style:font-size-complex="10pt"/>
    </style:style>
    <style:style style:name="P7" style:family="paragraph" style:parent-style-name="No_20_Spacing" style:list-style-name="WWNum1">
      <style:text-properties style:font-name="Calibri1" fo:font-size="10pt" officeooo:paragraph-rsid="000fe84c" style:font-size-asian="10pt" style:font-size-complex="10pt"/>
    </style:style>
    <style:style style:name="P8" style:family="paragraph" style:parent-style-name="No_20_Spacing" style:list-style-name="WWNum1">
      <style:text-properties style:font-name="Calibri1" fo:font-size="10pt" style:font-size-asian="10pt" style:font-size-complex="10pt"/>
    </style:style>
    <style:style style:name="P9" style:family="paragraph" style:parent-style-name="No_20_Spacing" style:list-style-name="WWNum2">
      <style:text-properties style:font-name="Calibri1" fo:font-size="10pt" style:font-size-asian="10pt" style:font-size-complex="10pt"/>
    </style:style>
    <style:style style:name="P10" style:family="paragraph" style:parent-style-name="No_20_Spacing" style:list-style-name="WWNum3">
      <style:text-properties style:font-name="Calibri1" fo:font-size="10pt" style:font-size-asian="10pt" style:font-size-complex="10pt"/>
    </style:style>
    <style:style style:name="P11" style:family="paragraph" style:parent-style-name="No_20_Spacing" style:list-style-name="WWNum4">
      <style:text-properties style:font-name="Calibri1" fo:font-size="10pt" style:font-size-asian="10pt" style:font-size-complex="10pt"/>
    </style:style>
    <style:style style:name="P12" style:family="paragraph" style:parent-style-name="No_20_Spacing" style:list-style-name="WWNum5">
      <style:text-properties style:font-name="Calibri1" fo:font-size="10pt" officeooo:paragraph-rsid="000fe84c" style:font-size-asian="10pt" style:font-size-complex="10pt"/>
    </style:style>
    <style:style style:name="P13" style:family="paragraph" style:parent-style-name="No_20_Spacing" style:list-style-name="WWNum6">
      <style:text-properties style:font-name="Calibri1" fo:font-size="10pt" officeooo:paragraph-rsid="000fe84c" style:font-size-asian="10pt" style:font-size-complex="10pt"/>
    </style:style>
    <style:style style:name="P14" style:family="paragraph" style:parent-style-name="No_20_Spacing" style:list-style-name="WWNum6">
      <style:text-properties style:font-name="Calibri1" fo:font-size="10pt" style:font-size-asian="10pt" style:font-size-complex="10pt"/>
    </style:style>
    <style:style style:name="P15" style:family="paragraph" style:parent-style-name="No_20_Spacing" style:list-style-name="WWNum7">
      <style:text-properties style:font-name="Calibri1" fo:font-size="10pt" style:font-size-asian="10pt" style:font-size-complex="10pt"/>
    </style:style>
    <style:style style:name="P16" style:family="paragraph" style:parent-style-name="No_20_Spacing">
      <style:text-properties style:font-name="Calibri1" fo:font-size="10pt" style:font-size-asian="10pt" style:font-name-complex="Calibri2" style:font-size-complex="10pt"/>
    </style:style>
    <style:style style:name="P17" style:family="paragraph" style:parent-style-name="No_20_Spacing">
      <style:paragraph-properties fo:text-align="center" style:justify-single-word="false"/>
      <style:text-properties style:font-name="Calibri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" officeooo:rsid="000fe84c" style:font-name-complex="Calibri2"/>
    </style:style>
    <style:style style:name="T3" style:family="text">
      <style:text-properties style:font-name="Calibri" style:text-underline-style="solid" style:text-underline-width="auto" style:text-underline-color="font-color" fo:font-weight="bold" style:font-weight-asian="bold" style:font-name-complex="Calibri2" style:font-weight-complex="bold"/>
    </style:style>
    <style:style style:name="T4" style:family="text">
      <style:text-properties style:font-name="Calibri" fo:font-weight="bold" style:font-weight-asian="bold" style:font-name-complex="Calibri2" style:font-weight-complex="bold"/>
    </style:style>
    <style:style style:name="T5" style:family="text">
      <style:text-properties style:font-name="Calibri" fo:font-weight="bold" officeooo:rsid="000fe84c" style:font-weight-asian="bold" style:font-name-complex="Calibri2" style:font-weight-complex="bold"/>
    </style:style>
    <style:style style:name="T6" style:family="text">
      <style:text-properties style:font-name="Segoe UI" fo:font-size="10.5pt" fo:font-weight="bold" fo:background-color="#ffffff" loext:char-shading-value="0" style:font-size-asian="10.5pt" style:font-weight-asian="bold" style:font-name-complex="Segoe UI1" style:font-size-complex="10.5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e84c" style:font-weight-asian="bold" style:font-weight-complex="bold"/>
    </style:style>
    <style:style style:name="T9" style:family="text">
      <style:text-properties fo:font-weight="bold" style:font-weight-asian="bold" style:font-name-complex="Calibri2" style:font-weight-complex="bold"/>
    </style:style>
    <style:style style:name="T10" style:family="text">
      <style:text-properties fo:font-weight="bold" officeooo:rsid="000fe84c" style:font-weight-asian="bold" style:font-name-complex="Calibri2" style:font-weight-complex="bold"/>
    </style:style>
    <style:style style:name="T11" style:family="text">
      <style:text-properties fo:font-weight="bold" fo:background-color="#ffffff" loext:char-shading-value="0" style:font-weight-asian="bold" style:font-name-complex="Segoe UI1" style:font-weight-complex="bold"/>
    </style:style>
    <style:style style:name="T12" style:family="text">
      <style:text-properties style:font-name-complex="Calibri2"/>
    </style:style>
    <style:style style:name="T13" style:family="text">
      <style:text-properties officeooo:rsid="000fe84c" style:font-name-complex="Calibri2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name-complex="Calibri2" style:font-weight-complex="bold"/>
    </style:style>
    <style:style style:name="T15" style:family="text">
      <style:text-properties fo:font-size="10.5pt" fo:font-weight="bold" fo:background-color="#ffffff" loext:char-shading-value="0" style:font-size-asian="10.5pt" style:font-weight-asian="bold" style:font-name-complex="Segoe UI1" style:font-size-complex="10.5pt" style:font-weight-complex="bold"/>
    </style:style>
    <style:style style:name="T16" style:family="text">
      <style:text-properties style:font-name="Calibri1" style:font-name-complex="Calibri2"/>
    </style:style>
    <style:style style:name="T17" style:family="text">
      <style:text-properties style:font-name="Calibri1" officeooo:rsid="000fe84c" style:font-name-complex="Calibri2"/>
    </style:style>
    <style:style style:name="T18" style:family="text">
      <style:text-properties style:font-name="Calibri1" fo:font-size="11pt" style:font-size-asian="11pt" style:font-name-complex="Calibri2" style:font-size-complex="11pt"/>
    </style:style>
    <style:style style:name="T19" style:family="text">
      <style:text-properties style:font-name="Calibri1" fo:font-size="11pt" officeooo:rsid="000fe84c" style:font-size-asian="11pt" style:font-name-complex="Calibri2" style:font-size-complex="11pt"/>
    </style:style>
    <style:style style:name="T20" style:family="text">
      <style:text-properties style:font-name="Calibri1" fo:font-size="10pt" style:font-size-asian="10pt" style:font-name-complex="Calibri2" style:font-size-complex="10pt"/>
    </style:style>
    <style:style style:name="T21" style:family="text">
      <style:text-properties style:font-name="Calibri1" fo:font-size="10pt" officeooo:rsid="000fe84c" style:font-size-asian="10pt" style:font-name-complex="Calibri2" style:font-size-complex="10pt"/>
    </style:style>
    <style:style style:name="T22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Calibri2" style:font-size-complex="12pt" style:font-weight-complex="bold"/>
    </style:style>
    <style:style style:name="Sect1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2">James Richards</text:span></text:p>
      <text:p text:style-name="P2"><text:span text:style-name="T12">Technical Support / Help Desk</text:span></text:p>
      <text:p text:style-name="P1"><text:span text:style-name="T20">719-888-9122| </text:span><text:a xlink:type="simple" xlink:href="mailto:richardsjamesw@gmail.com" text:style-name="Internet_20_link" text:visited-style-name="Visited_20_Internet_20_Link"><text:span text:style-name="Internet_20_link"><text:span text:style-name="T20">richardsjamesw@gmail.com</text:span></text:span></text:a><text:span text:style-name="T20"> |Las Vegas, NV 89169</text:span></text:p>
      <text:p text:style-name="P1"><text:span text:style-name="T20">LinkedIn - </text:span><text:a xlink:type="simple" xlink:href="https://www.linkedin.com/in/jamesrichards1982" text:style-name="Internet_20_link" text:visited-style-name="Visited_20_Internet_20_Link"><text:span text:style-name="Internet_20_link"><text:span text:style-name="T20">https://www.linkedin.com/in/jamesrichards1982</text:span></text:span></text:a><text:span text:style-name="T20"> <text:line-break/></text:span><text:span text:style-name="T21">Github Portfolio - </text:span><text:a xlink:type="simple" xlink:href="https://jwrichards1982.github.io/portfolio" text:style-name="Internet_20_link" text:visited-style-name="Visited_20_Internet_20_Link"><text:span text:style-name="T21">https://jwrichards1982.github.io/portfolio</text:span></text:a></text:p>
      <text:p text:style-name="P3"><text:span text:style-name="T14"><text:s/></text:span><text:span text:style-name="T22">SUMMARY</text:span><text:span text:style-name="T14"><text:tab/><text:tab/><text:tab/><text:tab/><text:tab/><text:tab/><text:tab/><text:tab/><text:tab/><text:tab/><text:tab/><text:tab/><text:tab/></text:span></text:p>
      <text:p text:style-name="P3"><text:span text:style-name="T12">Organized and dedicated Technical Support Agent with proven track record of providing exceptional customer service in fast paced environments. Offering keen attention to detail and strong decision-making skills to manage multiple, concurrent tasks. Self-motivated work ethic to perform effectively in independent or team environments.</text:span></text:p>
      <text:p text:style-name="P16"/>
      <text:p text:style-name="P3"><text:span text:style-name="T22">CERTIFICATIONS</text:span><text:span text:style-name="T14"><text:tab/><text:tab/><text:tab/><text:tab/><text:tab/><text:tab/><text:tab/><text:tab/><text:tab/><text:tab/><text:tab/><text:tab/></text:span></text:p>
      <text:list text:style-name="WWNum10">
        <text:list-item>
          <text:p text:style-name="P4"><text:span text:style-name="T12">CompTIA A+ lifetime </text:span><text:span text:style-name="T13">(2001)</text:span><text:span text:style-name="T12">, C.E. 2014 - 2017</text:span></text:p>
        </text:list-item>
        <text:list-item>
          <text:p text:style-name="P4"><text:span text:style-name="T12">Microsoft Office User Specialist (M.O.U.S.) certificate. </text:span><text:span text:style-name="T13">(2000)</text:span></text:p>
        </text:list-item>
        <text:list-item>
          <text:p text:style-name="P4"><text:span text:style-name="T12">Business Office Technology vocation certificate. </text:span><text:span text:style-name="T13">(2000)</text:span></text:p>
        </text:list-item>
      </text:list>
      <text:p text:style-name="P16"/>
      <text:p text:style-name="P3"><text:span text:style-name="T22">SKILLS</text:span><text:span text:style-name="T14"><text:tab/><text:tab/><text:tab/><text:tab/><text:tab/><text:tab/><text:tab/><text:tab/><text:tab/><text:tab/><text:tab/><text:tab/><text:tab/><text:tab/></text:span></text:p>
      <text:section text:style-name="Sect1" text:name="TextSection">
        <text:list text:style-name="WWNum11">
          <text:list-item>
            <text:p text:style-name="P5"><text:span text:style-name="T12">Computer Support</text:span></text:p>
          </text:list-item>
          <text:list-item>
            <text:p text:style-name="P5"><text:span text:style-name="T12">Technical / Customer Support</text:span></text:p>
          </text:list-item>
          <text:list-item>
            <text:p text:style-name="P5"><text:span text:style-name="T12">Active Listening<text:tab/></text:span></text:p>
          </text:list-item>
          <text:list-item>
            <text:p text:style-name="P5"><text:span text:style-name="T12">Active Directory</text:span></text:p>
          </text:list-item>
          <text:list-item>
            <text:p text:style-name="P5"><text:span text:style-name="T12">Service Now</text:span></text:p>
          </text:list-item>
          <text:list-item>
            <text:p text:style-name="P5"><text:span text:style-name="T12">Servers</text:span></text:p>
          </text:list-item>
          <text:list-item>
            <text:p text:style-name="P5"><text:span text:style-name="T12">Routers</text:span></text:p>
          </text:list-item>
          <text:list-item>
            <text:p text:style-name="P5"><text:span text:style-name="T12">Switches </text:span></text:p>
          </text:list-item>
          <text:list-item>
            <text:p text:style-name="P5"><text:span text:style-name="T12">Microsoft Office </text:span></text:p>
          </text:list-item>
          <text:list-item>
            <text:p text:style-name="P5"><text:span text:style-name="T12">Microsoft Excel</text:span></text:p>
          </text:list-item>
          <text:list-item>
            <text:p text:style-name="P5"><text:span text:style-name="T12">Analytical and Critical Thinking<text:tab/></text:span></text:p>
          </text:list-item>
          <text:list-item>
            <text:p text:style-name="P5"><text:span text:style-name="T12">Attention to Detail<text:tab/></text:span></text:p>
          </text:list-item>
          <text:list-item>
            <text:p text:style-name="P5"><text:span text:style-name="T12">Windows XP - 11<text:tab/><text:tab/></text:span></text:p>
          </text:list-item>
          <text:list-item>
            <text:p text:style-name="P5"><text:span text:style-name="T12">Linux / MacOS</text:span></text:p>
          </text:list-item>
        </text:list>
      </text:section>
      <text:section text:style-name="Sect2" text:name="Section1">
        <text:p text:style-name="P16"/>
        <text:p text:style-name="P3"><text:span text:style-name="T22">WORK HISTORY</text:span><text:span text:style-name="T14"><text:tab/><text:tab/><text:tab/><text:tab/><text:tab/><text:tab/><text:tab/><text:tab/><text:tab/><text:tab/><text:tab/><text:tab/><text:tab/></text:span></text:p>
        <text:p text:style-name="P6"><text:span text:style-name="T9">DXC Technology,</text:span><text:span text:style-name="T11"> Las Vegas, NV</text:span><text:span text:style-name="T9"> </text:span><text:span text:style-name="T10">(c</text:span><text:span text:style-name="T9">ontract complete) Remote<text:tab/><text:tab/><text:tab/><text:tab/><text:tab/>Jul 2023 - Jan 2024</text:span></text:p>
        <text:p text:style-name="P3"><text:span text:style-name="T9">Help Desk Analyst </text:span></text:p>
        <text:list text:style-name="WWNum1">
          <text:list-item>
            <text:p text:style-name="P7"><text:span text:style-name="T12">First line Help Desk support for DoD contractor </text:span><text:span text:style-name="T13">Raytheon and Pratt &amp; Whitney</text:span><text:span text:style-name="T12">. </text:span></text:p>
          </text:list-item>
          <text:list-item>
            <text:p text:style-name="P7"><text:span text:style-name="T12">Image computers with SCCM.</text:span></text:p>
          </text:list-item>
          <text:list-item>
            <text:p text:style-name="P8"><text:span text:style-name="T12">Responsible for all aspects of desktop system configuration, performance, and functionality</text:span></text:p>
          </text:list-item>
          <text:list-item>
            <text:p text:style-name="P8"><text:span text:style-name="T12">Attempt First Call Resolution before handing off to Tier 2 or proper department for resolution. </text:span></text:p>
          </text:list-item>
          <text:list-item>
            <text:p text:style-name="P8"><text:span text:style-name="T12">Proper handling of escalations and access requests.</text:span></text:p>
          </text:list-item>
          <text:list-item>
            <text:p text:style-name="P8"><text:span text:style-name="T12">Update status, resolution, and SLA compliance in ServiceNow tickets.</text:span></text:p>
          </text:list-item>
          <text:list-item>
            <text:p text:style-name="P8"><text:span text:style-name="T12">Resolve end user LAN, network, and printer issues.</text:span></text:p>
          </text:list-item>
          <text:list-item>
            <text:p text:style-name="P8"><text:span text:style-name="T12">Support Windows 7, 10, MS Office 2016, Outlook, Auto Cad 2015</text:span></text:p>
          </text:list-item>
          <text:list-item>
            <text:p text:style-name="P8"><text:span text:style-name="T12">Managed and maintained user accounts on Active Directory and Office 635.</text:span></text:p>
          </text:list-item>
        </text:list>
        <text:p text:style-name="P16"/>
        <text:p text:style-name="P6"><text:span text:style-name="T9">Robert Half International, Las Vegas, NV </text:span><text:span text:style-name="T10">(c</text:span><text:span text:style-name="T9">ontract complete)<text:tab/><text:tab/><text:tab/><text:tab/> <text:s text:c="12"/>Nov 2021 – Oct 2022</text:span></text:p>
        <text:p text:style-name="P3"><text:span text:style-name="T9">Help Desk </text:span></text:p>
        <text:list text:style-name="WWNum2">
          <text:list-item>
            <text:p text:style-name="P9"><text:span text:style-name="T12">Managed and maintained user accounts on Active Directory and Office 635 for a leading, Fortune 500 financial firm, LPL Financial. </text:span></text:p>
          </text:list-item>
          <text:list-item>
            <text:p text:style-name="P9"><text:span text:style-name="T12">Instrumental in training and leading a new group of advisors handling a new support program for LPL.</text:span></text:p>
          </text:list-item>
          <text:list-item>
            <text:p text:style-name="P9"><text:span text:style-name="T12">Support local and remote Windows 7, 10, MS Office 2016, Google for Business. Office 365</text:span></text:p>
          </text:list-item>
          <text:list-item>
            <text:p text:style-name="P9"><text:span text:style-name="T12">Managed racks, fixing hardware, server, and switch issues.</text:span></text:p>
          </text:list-item>
          <text:list-item>
            <text:p text:style-name="P9"><text:span text:style-name="T12">Consistently received positive reviews and praise from LPL Financial, their financial advisors and customers.</text:span></text:p>
          </text:list-item>
        </text:list>
        <text:p text:style-name="P16"/>
        <text:p text:style-name="P6"><text:span text:style-name="T9">Barclay's Bank, Las Vegas, NV </text:span><text:span text:style-name="T10">(c</text:span><text:span text:style-name="T9">ontract complete) <text:tab/><text:tab/><text:tab/><text:tab/><text:tab/> <text:s text:c="12"/>Oct 2021 – Nov 2021</text:span></text:p>
        <text:p text:style-name="P3"><text:span text:style-name="T9">Technical Support </text:span></text:p>
        <text:list text:style-name="WWNum3">
          <text:list-item>
            <text:p text:style-name="P10"><text:span text:style-name="T12">Trained Barclay’s first, fully work from home group of new hires on equipment setup, usage, and login.</text:span></text:p>
          </text:list-item>
          <text:list-item>
            <text:p text:style-name="P10"><text:span text:style-name="T12">Completed inventory tracking of all equipment in the building ahead of schedule.</text:span></text:p>
          </text:list-item>
          <text:list-item>
            <text:p text:style-name="P10"><text:span text:style-name="T12">Successfully completed a recycling vendor negotiation.</text:span></text:p>
          </text:list-item>
        </text:list>
        <text:p text:style-name="P16"/>
        <text:p text:style-name="P6"><text:span text:style-name="T9">Venetian Hotel &amp; Casino, Las Vegas, NV </text:span><text:span text:style-name="T10">(c</text:span><text:span text:style-name="T9">ontract complete)<text:tab/><text:tab/><text:tab/><text:tab/><text:tab/>Jul 2021 – Sep 2021</text:span></text:p>
        <text:p text:style-name="P3"><text:span text:style-name="T9">Migration Support </text:span></text:p>
        <text:list text:style-name="WWNum4">
          <text:list-item>
            <text:p text:style-name="P11"><text:span text:style-name="T12">Setup and configure new users on Active Directory, Microsoft Authenticator, Apple MDM and Office 365 on laptops and devices during sale of The Venetian.</text:span></text:p>
          </text:list-item>
          <text:list-item>
            <text:p text:style-name="P11"><text:span text:style-name="T12">Completed migration of all Venetian staff to new services two months ahead of schedule.</text:span></text:p>
          </text:list-item>
        </text:list>
        <text:p text:style-name="P16"/>
        <text:p text:style-name="P6"><text:span text:style-name="T9"/></text:p>
        <text:p text:style-name="P6"><text:span text:style-name="T9"/></text:p>
        <text:p text:style-name="P6"><text:span text:style-name="T9"/></text:p>
        <text:p text:style-name="P6"><text:soft-page-break/><text:span text:style-name="T9">C3 / Everise, Las Vegas, NV </text:span><text:span text:style-name="T10">(c</text:span><text:span text:style-name="T9">ontract complete) <text:tab/><text:tab/> <text:s text:c="8"/><text:tab/><text:tab/><text:tab/><text:tab/> <text:s text:c="13"/>Sep 2020 – Jun 2021</text:span></text:p>
        <text:p text:style-name="P3"><text:span text:style-name="T9">Technical Support</text:span><text:span text:style-name="T12"> </text:span></text:p>
        <text:list text:style-name="WWNum5">
          <text:list-item>
            <text:p text:style-name="P12"><text:span text:style-name="T12">Consistently met SLA set by eero.</text:span><text:span text:style-name="T13">com</text:span><text:span text:style-name="T12"> for customer interaction and resolutions in a work from home setting, without constant managerial oversight.</text:span></text:p>
          </text:list-item>
          <text:list-item>
            <text:p text:style-name="P12"><text:span text:style-name="T12">Earned the top scores in my team for customer feedback and satisfaction surveys.</text:span></text:p>
          </text:list-item>
        </text:list>
        <text:p text:style-name="P16"/>
        <text:p text:style-name="P3"><text:span text:style-name="T9">IPGARD, Las Vegas, NV <text:tab/><text:tab/><text:tab/><text:tab/><text:tab/><text:tab/><text:tab/><text:tab/><text:tab/> <text:s text:c="12"/>Feb 2020 – Jun 2020</text:span></text:p>
        <text:p text:style-name="P3"><text:span text:style-name="T9">Technical Support Manager <text:s/></text:span></text:p>
        <text:p text:style-name="P3"><text:span text:style-name="T12">Helped gain NIAP certification for all products and network security,</text:span></text:p>
        <text:p text:style-name="P3"><text:span text:style-name="T12"><text:s/>Completed inventory of all equipment in the building and developed a complete SOP of IT operations</text:span></text:p>
        <text:p text:style-name="P3"><text:span text:style-name="T12">Made the IT Department useful and efficient in bolstering the companies objectives and prosperity.</text:span></text:p>
        <text:p text:style-name="P16"/>
        <text:p text:style-name="P6"><text:span text:style-name="T8">Asurion, Las Vegas, NV<text:tab/><text:tab/><text:tab/><text:tab/><text:tab/><text:tab/><text:tab/><text:tab/><text:tab/>Jun</text:span><text:span text:style-name="T7"> </text:span><text:span text:style-name="T8">2019</text:span><text:span text:style-name="T7"> – </text:span><text:span text:style-name="T8">Feb</text:span><text:span text:style-name="T7"> 2020</text:span></text:p>
        <text:p text:style-name="P6"><text:span text:style-name="T10">Verizon </text:span><text:span text:style-name="T9">Tech Coach </text:span></text:p>
        <text:list text:style-name="WWNum6">
          <text:list-item>
            <text:p text:style-name="P13"><text:span text:style-name="T12">In-bound call center technical support for Verizon Wireless customers</text:span></text:p>
          </text:list-item>
          <text:list-item>
            <text:p text:style-name="P13"><text:span text:style-name="T12">Assisted customers in identifying issues and explained solutions to restore service and functionality. Translated complex technical issues into digestible language for non-technical users.</text:span></text:p>
          </text:list-item>
          <text:list-item>
            <text:p text:style-name="P14"><text:span text:style-name="T12">Researched product and issue resolution tactics to address customer concerns, including device upgrades or additional accessories if needed.</text:span></text:p>
          </text:list-item>
        </text:list>
        <text:p text:style-name="P16"/>
        <text:p text:style-name="P3"><text:span text:style-name="T9">DTT / DTiQ, Las Vegas, NV <text:tab/><text:tab/><text:tab/><text:tab/><text:tab/><text:tab/><text:tab/><text:tab/><text:tab/>Jul 2013 – Apr 2019</text:span></text:p>
        <text:p text:style-name="P3"><text:span text:style-name="T9">Technical Support Representative</text:span><text:span text:style-name="T12"> </text:span></text:p>
        <text:list text:style-name="WWNum7">
          <text:list-item>
            <text:p text:style-name="P15"><text:span text:style-name="T12">Provided technical and customer support for DTiQ clients and businesses with POS integrated video surveillance and recording equipment.</text:span></text:p>
          </text:list-item>
          <text:list-item>
            <text:p text:style-name="P15"><text:span text:style-name="T12">Increased successful Loss Prevention for clients, handling sensitive documentation and video/audio evidence, processed delivered in a timely manner.</text:span></text:p>
          </text:list-item>
          <text:list-item>
            <text:p text:style-name="P15"><text:span text:style-name="T12">Resolved remote connectivity and hardware problems with various third-party switches, routers, and devices.</text:span></text:p>
          </text:list-item>
        </text:list>
        <text:p text:style-name="P3"/>
        <text:p text:style-name="P16"/>
        <text:p text:style-name="P3"><text:span text:style-name="T14">EDUCATION<text:tab/><text:tab/><text:tab/><text:tab/><text:tab/><text:tab/><text:tab/><text:tab/><text:tab/><text:tab/><text:tab/><text:tab/><text:tab/></text:span></text:p>
        <text:p text:style-name="P3"><text:span text:style-name="T12">High Tech Institute - Phoenix, Arizona</text:span></text:p>
        <text:p text:style-name="P3"><text:span text:style-name="T12">Associate degree: Information Technology (Not completed)</text:span></text:p>
        <text:p text:style-name="P16"/>
        <text:p text:style-name="P3"><text:span text:style-name="T12">Roswell Job Corps – </text:span><text:span text:style-name="T13">Eastern New Mexico University </text:span><text:span text:style-name="T12">Roswell, New Mexico</text:span></text:p>
        <text:p text:style-name="P3"><text:span text:style-name="T12">High School Diploma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tender Singh</meta:initial-creator>
    <meta:editing-cycles>3</meta:editing-cycles>
    <meta:creation-date>2024-03-22T13:36:00</meta:creation-date>
    <dc:date>2024-03-23T10:16:54.799000000</dc:date>
    <meta:editing-duration>PT17M10S</meta:editing-duration>
    <meta:generator>LibreOffice/7.6.2.1$Windows_X86_64 LibreOffice_project/56f7684011345957bbf33a7ee678afaf4d2ba333</meta:generator>
    <meta:document-statistic meta:table-count="0" meta:image-count="0" meta:object-count="0" meta:page-count="2" meta:paragraph-count="77" meta:word-count="709" meta:character-count="4882" meta:non-whitespace-character-count="4089"/>
    <meta:user-defined meta:name="AppVersion">16.0000</meta:user-defined>
    <meta:template xlink:type="simple" xlink:actuate="onRequest" xlink:title="Normal" xlink:href=""/>
  </office:meta>
</office:document-meta>
</file>